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Hosanna, hosanna,</text:span><text:span text:style-name="T1"><text:line-break/></text:span><text:span text:style-name="T1">hosanna</text:span><text:span text:style-name="T1"><text:line-break/></text:span><text:span text:style-name="T1">na niebiosach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Sławić chcemy</text:span><text:span text:style-name="T1"><text:line-break/></text:span><text:span text:style-name="T1">Cię wciąż</text:span><text:span text:style-name="T1"><text:line-break/></text:span><text:span text:style-name="T1">z radością i czcią,</text:span><text:span text:style-name="T1"><text:line-break/></text:span><text:span text:style-name="T1">Wywyższony bądź</text:span><text:span text:style-name="T1"><text:line-break/></text:span><text:span text:style-name="T1">Boże nasz,</text:span><text:span text:style-name="T1"><text:line-break/></text:span><text:span text:style-name="T1">– hosanna</text:span><text:span text:style-name="T1"><text:line-break/></text:span><text:span text:style-name="T1">niechaj ciągle brzm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Chwała, chwała,</text:span><text:span text:style-name="T1"><text:line-break/></text:span><text:span text:style-name="T1">Królowi </text:span><text:span text:style-name="T1">królów</text:span><text:span text:style-name="T1"><text:line-break/></text:span><text:span text:style-name="T1">chwała, cześ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Sławić chcemy</text:span><text:span text:style-name="T1"><text:line-break/></text:span><text:span text:style-name="T1">Cię wciąż</text:span><text:span text:style-name="T1"><text:line-break/></text:span><text:span text:style-name="T1">z radością i czcią,</text:span><text:span text:style-name="T1"><text:line-break/></text:span><text:span text:style-name="T1">Wywyższony bądź</text:span><text:span text:style-name="T1"><text:line-break/></text:span><text:span text:style-name="T1">Boże nasz,</text:span><text:span text:style-name="T1"><text:line-break/></text:span><text:span text:style-name="T1">– Królowi królówcze</text:span><text:span text:style-name="T1"><text:line-break/></text:span><text:span text:style-name="T1">chwała, cześć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Jezus, Jezus,</text:span><text:span text:style-name="T1"><text:line-break/></text:span><text:span text:style-name="T1">Jezus Królem Królów</text:span><text:span text:style-name="T1"><text:line-break/></text:span><text:span text:style-name="T1">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ławić chcemy</text:span><text:span text:style-name="T1"><text:line-break/></text:span><text:span text:style-name="T1">Cię wciąż</text:span><text:span text:style-name="T1"><text:line-break/></text:span><text:span text:style-name="T1">z radością i czcią,</text:span><text:span text:style-name="T1"><text:line-break/></text:span><text:span text:style-name="T1">Wywyższony bądź</text:span><text:span text:style-name="T1"><text:line-break/></text:span><text:span text:style-name="T1">Boże nasz,</text:span><text:span text:style-name="T1"><text:line-break/></text:span><text:span text:style-name="T1">– Jezus Królem królów</text:span><text:span text:style-name="T1"><text:line-break/></text:span><text:span text:style-name="T1">jest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5T17:06:58</meta:creation-date>
    <dc:date>2013-06-18T18:04:24.34</dc:date>
    <dc:language>pl-PL</dc:language>
    <meta:editing-cycles>10</meta:editing-cycles>
    <meta:editing-duration>PT15M10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